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b941"/>
    </style:style>
    <style:style style:name="P2" style:family="paragraph" style:parent-style-name="Standard">
      <style:paragraph-properties fo:margin-top="0cm" fo:margin-bottom="0.282cm" loext:contextual-spacing="false" fo:line-height="100%"/>
      <style:text-properties officeooo:paragraph-rsid="000db941"/>
    </style:style>
    <style:style style:name="P3" style:family="paragraph" style:parent-style-name="Standard">
      <style:paragraph-properties fo:margin-top="0cm" fo:margin-bottom="0.282cm" loext:contextual-spacing="false" fo:line-height="100%"/>
      <style:text-properties officeooo:paragraph-rsid="00119ca7"/>
    </style:style>
    <style:style style:name="P4" style:family="paragraph" style:parent-style-name="Standard">
      <style:paragraph-properties fo:margin-top="0cm" fo:margin-bottom="0.282cm" loext:contextual-spacing="false" fo:line-height="100%"/>
      <style:text-properties officeooo:paragraph-rsid="001255ab"/>
    </style:style>
    <style:style style:name="P5" style:family="paragraph" style:parent-style-name="Standard">
      <style:paragraph-properties fo:margin-top="0cm" fo:margin-bottom="0.282cm" loext:contextual-spacing="false" fo:line-height="100%"/>
      <style:text-properties officeooo:paragraph-rsid="0016059b"/>
    </style:style>
    <style:style style:name="P6" style:family="paragraph" style:parent-style-name="Standard">
      <style:paragraph-properties fo:margin-top="0cm" fo:margin-bottom="0.282cm" loext:contextual-spacing="false" fo:line-height="100%"/>
      <style:text-properties officeooo:paragraph-rsid="0018b19b"/>
    </style:style>
    <style:style style:name="P7" style:family="paragraph" style:parent-style-name="Standard">
      <style:paragraph-properties fo:margin-top="0cm" fo:margin-bottom="0.282cm" loext:contextual-spacing="false" fo:line-height="100%"/>
      <style:text-properties officeooo:paragraph-rsid="001d6f34"/>
    </style:style>
    <style:style style:name="P8" style:family="paragraph" style:parent-style-name="Standard">
      <style:paragraph-properties fo:margin-top="0cm" fo:margin-bottom="0.282cm" loext:contextual-spacing="false" fo:line-height="100%"/>
      <style:text-properties officeooo:paragraph-rsid="00299ff3"/>
    </style:style>
    <style:style style:name="P9" style:family="paragraph" style:parent-style-name="Standard">
      <style:paragraph-properties fo:margin-top="0cm" fo:margin-bottom="0.282cm" loext:contextual-spacing="false" fo:line-height="100%"/>
      <style:text-properties officeooo:paragraph-rsid="002b9e84"/>
    </style:style>
    <style:style style:name="P10" style:family="paragraph" style:parent-style-name="Standard">
      <style:paragraph-properties fo:margin-top="0cm" fo:margin-bottom="0.282cm" loext:contextual-spacing="false" fo:line-height="100%"/>
      <style:text-properties officeooo:rsid="000db941" officeooo:paragraph-rsid="000db94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941" style:font-weight-asian="bold" style:font-weight-complex="bold"/>
    </style:style>
    <style:style style:name="T3" style:family="text">
      <style:text-properties fo:font-weight="bold" officeooo:rsid="00119ca7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b941" style:font-weight-asian="normal" style:font-weight-complex="normal"/>
    </style:style>
    <style:style style:name="T7" style:family="text">
      <style:text-properties fo:font-weight="normal" officeooo:rsid="000e8704" style:font-weight-asian="normal" style:font-weight-complex="normal"/>
    </style:style>
    <style:style style:name="T8" style:family="text">
      <style:text-properties fo:font-weight="normal" officeooo:rsid="00119ca7" style:font-weight-asian="normal" style:font-weight-complex="normal"/>
    </style:style>
    <style:style style:name="T9" style:family="text">
      <style:text-properties officeooo:rsid="000e870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03bd9"/>
    </style:style>
    <style:style style:name="T12" style:family="text">
      <style:text-properties officeooo:rsid="00119ca7"/>
    </style:style>
    <style:style style:name="T13" style:family="text">
      <style:text-properties officeooo:rsid="001255ab"/>
    </style:style>
    <style:style style:name="T14" style:family="text">
      <style:text-properties officeooo:rsid="0013f8ae"/>
    </style:style>
    <style:style style:name="T15" style:family="text">
      <style:text-properties officeooo:rsid="0016059b"/>
    </style:style>
    <style:style style:name="T16" style:family="text">
      <style:text-properties officeooo:rsid="00178dac"/>
    </style:style>
    <style:style style:name="T17" style:family="text">
      <style:text-properties officeooo:rsid="001f5ffb"/>
    </style:style>
    <style:style style:name="T18" style:family="text">
      <style:text-properties officeooo:rsid="0022b914"/>
    </style:style>
    <style:style style:name="T19" style:family="text">
      <style:text-properties officeooo:rsid="0025cd13"/>
    </style:style>
    <style:style style:name="T20" style:family="text">
      <style:text-properties officeooo:rsid="002878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controllers “control” what pages can be seen based on assigned rules.</text:span><text:line-break/><text:line-break/><text:span text:style-name="T1">All Routes:</text:span><text:line-break/></text:p>
      <text:p text:style-name="P2">Only logged in Users can view these routes:</text:p>
      <text:p text:style-name="P2"/>
      <text:p text:style-name="P2"><text:span text:style-name="T4">Route::get('/', function () {<text:line-break/> <text:s text:c="3"/>$jobs = \App\Models\Job::get();<text:line-break/> <text:s text:c="3"/>return view('welcome', ['jobs'=&gt;$jobs]);<text:line-break/>});</text:span><text:line-break/><text:line-break/><text:span text:style-name="T5">The route shows a home page: By default, it describes the list of jobs </text:span><text:span text:style-name="T7">and details about the </text:span><text:span text:style-name="T5">.</text:span><text:line-break/><text:line-break/><text:span text:style-name="T4">Route::get('/job/{url}', function ($url) {<text:line-break/> <text:s text:c="3"/>$job = \App\Models\Job::where('unique_url', $url);<text:line-break/> <text:s text:c="3"/>return view('job', ['job'=&gt;$job, 'user'=&gt;\Auth::user()]);<text:line-break/>})-&gt;name('job');</text:span><text:line-break/><text:line-break/>The route shows a job and the information from the job.<text:line-break/><text:line-break/><text:span text:style-name="T4">Auth::routes();</text:span></text:p>
      <text:p text:style-name="P10">The helper class that helps you generate all the routes required for user authentication.</text:p>
      <text:p text:style-name="P3"><text:span text:style-name="T2">User routes.</text:span><text:line-break/><text:line-break/><text:span text:style-name="T5">Routes that might be get only from </text:span><text:span text:style-name="T8">user’s </text:span><text:span text:style-name="T6">authentication</text:span><text:span text:style-name="T5">:</text:span><text:line-break/><text:line-break/><text:span text:style-name="T4">Route::get('/home', 'UserController@index')-&gt;name('home');</text:span><text:line-break/><text:line-break/>name('home') is defined by Route::get('/home', 'UserController@index'), which shows home page and executes <text:span text:style-name="T10">index</text:span> function<text:line-break/>with ('/home') parameter from UserController class extending Controller Class. <text:span text:style-name="T9">In the home page, there are a list of jobs, the price, and details about the job.</text:span><text:line-break/><text:line-break/><text:span text:style-name="T4">Route::get('/profile', 'UserController@profile')-&gt;name('profile');</text:span><text:line-break/><text:line-break/>name('profile') is defined by Route::get('/profile', 'UserController@index'), which shows user profile page and executes <text:span text:style-name="T10">index</text:span> function<text:line-break/>with ('/profile') parameter from UserController class extending Controller Class. <text:span text:style-name="T9">In the profile page, it is possible to verify the phone number, the e-mail address, the home address, and the important documents.</text:span><text:line-break/></text:p>
      <text:p text:style-name="P4"><text:span text:style-name="T4">Route::get('/professionals', 'UserController@professionals')-&gt;name('professionals');</text:span><text:line-break/><text:line-break/>name('professionals') is defined by Route::get('/users', 'UserController@professionals'), which shows the page containing the list of job offering<text:line-break/>professionals and executes professionals function<text:line-break/>with ('/professionals') parameter from UserController class extending Controller Class. <text:span text:style-name="T13">In the page, the full list of professionals are available, with the distance, price and job search.</text:span></text:p>
      <text:p text:style-name="P5"><text:soft-page-break/><text:span text:style-name="T4">Route::get('/info-address', 'UserInfoController@address')-&gt;name('info-address');</text:span><text:line-break/><text:line-break/>name('info-address') is defined by Route::get('/info-address', 'UserInfoController@address'), which describes an address of either the job professional or customer and executes address function with ('/info-address') parameter from UserInfoController class extending Controller Class.<text:line-break/><text:line-break/><text:span text:style-name="T4">Route::get('/info-phone', 'UserInfoController@phone')-&gt;name('info-phone');</text:span><text:line-break/><text:line-break/>name('info-phone') is defined by Route::get('/info-address', 'UserInfoController@phone'), which describes a phone of either the job professional or custome<text:span text:style-name="T15">r </text:span>and executes phone function with ('/info-phone') parameter from UserInfoController class extending Controller Class.</text:p>
      <text:p text:style-name="P5"/>
      <text:p text:style-name="P6"><text:span text:style-name="T4">Route::post('/info-phone', 'UserInfoController@newPhonePost');</text:span><text:line-break/><text:line-break/>Posts new phone of the user executing newPhonePost function of UserInfoController class extending Controller Class and writing to /info-phone directory.<text:line-break/><text:line-break/><text:span text:style-name="T4">Route::post('/info-phone-verify', 'UserInfoController@verifyPhonePost')-&gt;name('verify-info-phone');</text:span><text:line-break/><text:line-break/>name('verify-info-phone') is defined by Route::post('/info-phone-verify', 'UserInfoController@verifyPhonePost'), which posts the user's phone number verification <text:line-break/>and executes verifyPhonePost function<text:line-break/>with ('/info-phone-verify') parameter from UserInfoController class extending Controller Class.<text:line-break/><text:line-break/><text:span text:style-name="T4">Route::get('/chats', 'ChatsController@index')-&gt;name('chats');</text:span><text:line-break/><text:line-break/>name('chats') is defined by Route::get('/chats', 'ChatsController@index'), which describes the <text:span text:style-name="T16">page with the </text:span>chats of user and executes index function with ('/chats') parameter from ChatsController class extending Controller Class. <text:span text:style-name="T14">In the page all chats and the messages of chats might be seen.</text:span></text:p>
      <text:p text:style-name="P3"/>
      <text:p text:style-name="P7"><text:span text:style-name="T4">Route::post('/load-latest-messages', 'ChatsController@getLoadLatestMessages')-&gt;name('chat-latest-messages');</text:span><text:line-break/><text:line-break/>name('chat-latest-messages') is defined by Route::post('/load-latest-messages', 'ChatsController@getLoadLatestMessages'), which posts the latest chats' messages of the user <text:line-break/>and executes getLoadLatestMessages function with ('/load-latest-messages') parameter from ChatsController class extending Controller Class.<text:line-break/><text:line-break/><text:span text:style-name="T4">Route::post('/chat-send-message', 'ChatsController@postSendMessage')-&gt;name('chat-send-message');</text:span><text:line-break/><text:line-break/>name('chat-send-message') is defined by Route::post('/chat-send-message', 'ChatsController@postSendMessage'), which posts the sent messages of the user and executes postSendMessage function with ('/chat-send-message') parameter from ChatsController class extending Controller Class.</text:p>
      <text:p text:style-name="P7"/>
      <text:p text:style-name="P8"><text:span text:style-name="T4">Route::get('/stripe-payment', 'UserController@stripePayment')-&gt;name('stripe-payment');</text:span><text:line-break/><text:line-break/><text:soft-page-break/>name('stripe-payment') is defined by Route::get('/stripe-payment', 'UserController@stripePayment'), which describes the stripe payment by <text:span text:style-name="T17">a user</text:span> and executes stripePayment function<text:line-break/>with ('stripe-payment') parameter from UserController class extending Controller Class.<text:line-break/><text:line-break/><text:span text:style-name="T4">Route::post('/stripe-payment-charge', 'UserController@stripePaymentCharge')-&gt;name('stripe-payment-charge');</text:span><text:line-break/><text:line-break/>name('stripe-payment-charge') is defined by Route::post('/stripe-payment-charge', 'UserController@stripePaymentCharge'), which charge<text:span text:style-name="T20">s</text:span> the stripe payment <text:span text:style-name="T20">from</text:span> <text:span text:style-name="T19">a</text:span> user <text:span text:style-name="T20">by</text:span> execut<text:span text:style-name="T20">ing</text:span> stripePaymentCharge function with ('stripe-payment-charge') parameter from UserController class extending Controller Class. </text:p>
      <text:p text:style-name="P7"/>
      <text:p text:style-name="P9"><text:span text:style-name="T4">Route::get('messages', 'MessageController@fetchMessages');</text:span><text:line-break/><text:line-break/>Gets the messages from messages table executing fetchMessages function of MessageController class extending Controller Class.<text:line-break/><text:line-break/><text:span text:style-name="T4">Route::post('messages', 'MessageController@sendMessage');</text:span><text:line-break/><text:line-break/>Posts the messages executing sendMessage function of MessageController class extending Controller Class and writing to messages table.<text:line-break/><text:line-break/><text:span text:style-name="T4">Route::get('/private-messages/{user}', 'MessageController@privateMessages')-&gt;name('privateMessages');</text:span><text:line-break/><text:line-break/>name('privateMessages') is defined by Route::get('/private-messages/{user}', 'MessageController@privateMessages'),<text:line-break/>which describes the private messages of the user and executes privateMessages function<text:line-break/>with ('/private-messages/{user}') parameter from MessageController class extending Controller Class.<text:line-break/><text:line-break/><text:span text:style-name="T4">Route::post('/private-messages/{user}', 'MessageController@sendPrivateMessage')-&gt;name('privateMessages.store');</text:span><text:line-break/><text:line-break/>name('privateMessages.store') is defined by Route::post('/private-messages/{user}', 'MessageController@sendPrivateMessage')-&gt;name('privateMessages.store'),<text:line-break/>which posts the private messages <text:span text:style-name="T18">to selected </text:span>user <text:span text:style-name="T18">by</text:span> executing sendPrivateMessage function<text:line-break/>with ('/private-messages/{user}') parameter from MessageController class extending Controller Class.</text:p>
      <text:p text:style-name="P3"/>
      <text:p text:style-name="P3"><text:span text:style-name="T2">A</text:span><text:span text:style-name="T3">dmin</text:span><text:span text:style-name="T2"> routes.</text:span><text:line-break/><text:line-break/><text:span text:style-name="T5">Routes that might be get only from </text:span><text:span text:style-name="T8">admin user’s </text:span><text:span text:style-name="T6">authentication</text:span><text:span text:style-name="T5">:</text:span><text:line-break/><text:line-break/><text:span text:style-name="T4">Route::get('/users', 'UserController@users')-&gt;name('users');</text:span><text:line-break/><text:line-break/>name('users') is defined by Route::get('/users', 'UserController@index'), which shows the list of users and executes index function<text:line-break/>with ('/users') parameter from UserController class extending Controller Class. <text:span text:style-name="T12">In the users page, </text:span><text:soft-page-break/><text:span text:style-name="T12">admins might see the users details: </text:span>id, name, email, date_of_birth, email_verified_at, rating, jobs_finished, profile_picture_url, stripe_customer_id, created_at, updated_at.</text:p>
      <text:p text:style-name="P3"/>
      <text:p text:style-name="P3"/>
      <text:p text:style-name="P3"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16:13:05.172000000</meta:creation-date>
    <dc:date>2020-03-29T16:50:20.119000000</dc:date>
    <meta:editing-duration>PT34M21S</meta:editing-duration>
    <meta:editing-cycles>29</meta:editing-cycles>
    <meta:generator>LibreOffice/6.3.1.2$Windows_x86 LibreOffice_project/b79626edf0065ac373bd1df5c28bd630b4424273</meta:generator>
    <meta:document-statistic meta:table-count="0" meta:image-count="0" meta:object-count="0" meta:page-count="4" meta:paragraph-count="13" meta:word-count="669" meta:character-count="7054" meta:non-whitespace-character-count="6334"/>
  </office:meta>
</office:document-meta>
</file>